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7f1" officeooo:paragraph-rsid="0004a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ueil</text:p>
      <text:p text:style-name="P1"/>
      <text:p text:style-name="P1">Cette page est consacrée à intelligence artificielle(IA) et au Big Data, vous trouverez sur se site des informations sur ses 2 catégories où nous tachons de faire un tour d’horizon des deux sujet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50:19.213886087</meta:creation-date>
    <dc:date>2018-12-11T17:38:57.724553786</dc:date>
    <meta:editing-duration>PT38M28S</meta:editing-duration>
    <meta:editing-cycles>1</meta:editing-cycles>
    <meta:document-statistic meta:table-count="0" meta:image-count="0" meta:object-count="0" meta:page-count="1" meta:paragraph-count="2" meta:word-count="34" meta:character-count="205" meta:non-whitespace-character-count="172"/>
    <meta:generator>LibreOffice/5.1.6.2$Linux_X86_64 LibreOffice_project/10m0$Build-2</meta:generator>
  </office:meta>
</office:document-meta>
</file>